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false positives) (code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3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false positives) (code) run id = 2'.A1:'similarity (false positives) (code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39:08.7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42:17.681000000</dc:date>
    <meta:editing-duration>PT10M23S</meta:editing-duration>
    <meta:editing-cycles>5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